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6ffee" draw:textarea-horizontal-align="justify" draw:textarea-vertical-align="middle" draw:auto-grow-height="false" fo:min-height="0.766cm" fo:min-width="3.945cm"/>
    </style:style>
    <style:style style:name="gr2" style:family="graphic" style:parent-style-name="standard">
      <style:graphic-properties draw:fill-color="#e3d6ff" draw:textarea-horizontal-align="justify" draw:textarea-vertical-align="middle" draw:auto-grow-height="false" fo:min-height="0.766cm" fo:min-width="4.326cm"/>
    </style:style>
    <style:style style:name="gr3" style:family="graphic" style:parent-style-name="standard">
      <style:graphic-properties draw:fill-color="#ffd6d6" draw:textarea-horizontal-align="justify" draw:textarea-vertical-align="middle" draw:auto-grow-height="false" fo:min-height="0.766cm" fo:min-width="4.834cm"/>
    </style:style>
    <style:style style:name="gr4" style:family="graphic" style:parent-style-name="standard">
      <style:graphic-properties draw:fill-color="#fff7d6" draw:textarea-horizontal-align="justify" draw:textarea-vertical-align="middle" draw:auto-grow-height="false" fo:min-height="0.766cm" fo:min-width="3.945cm"/>
    </style:style>
    <style:style style:name="gr5" style:family="graphic" style:parent-style-name="standard">
      <style:graphic-properties draw:fill-color="#e9ffd6" draw:textarea-horizontal-align="justify" draw:textarea-vertical-align="middle" draw:auto-grow-height="false" fo:min-height="0.766cm" fo:min-width="4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</style:style>
    <style:style style:name="gr13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d6ffee"/>
      <style:paragraph-properties fo:text-align="center"/>
    </style:style>
    <style:style style:name="P3" style:family="paragraph">
      <loext:graphic-properties draw:fill-color="#e3d6ff"/>
      <style:paragraph-properties fo:text-align="center"/>
    </style:style>
    <style:style style:name="P4" style:family="paragraph">
      <loext:graphic-properties draw:fill-color="#ffd6d6"/>
      <style:paragraph-properties fo:text-align="center"/>
    </style:style>
    <style:style style:name="P5" style:family="paragraph">
      <loext:graphic-properties draw:fill-color="#fff7d6"/>
      <style:paragraph-properties fo:text-align="center"/>
    </style:style>
    <style:style style:name="P6" style:family="paragraph">
      <loext:graphic-properties draw:fill-color="#e9ffd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loext:graphic-properties draw:fill="non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445cm" svg:height="1.016cm" svg:x="4.81cm" svg:y="8.747cm">
          <text:p text:style-name="P1">sma1(4%,4%)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826cm" svg:height="1.016cm" svg:x="4.762cm" svg:y="3.969cm">
          <text:p text:style-name="P1">c1 (5%,5%)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334cm" svg:height="1.016cm" svg:x="4.302cm" svg:y="20.304cm">
          <text:p text:style-name="P1">benny(0%,0%)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4.445cm" svg:height="1.016cm" svg:x="4.683cm" svg:y="16.494cm">
          <text:p text:style-name="P1">a1(3%,3%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4.826cm" svg:height="1.016cm" svg:x="4.726cm" svg:y="12.557cm">
          <text:p text:style-name="P1">ma1(3.5%,3.5%)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draw:line-skew="-1.071cm" svg:x1="4.302cm" svg:y1="20.812cm" svg:x2="4.683cm" svg:y2="17.002cm" draw:start-shape="id1" draw:end-shape="id2" draw:end-glue-point="3" svg:d="M4302 20812c-2358 0-2548-3810 381-3810" svg:viewBox="0 0 2175 3811">
          <text:p text:style-name="P1"><text:s text:c="2"/>7,599.00</text:p>
        </draw:connector>
        <draw:connector draw:style-name="gr6" draw:text-style-name="P7" draw:layer="layout" draw:type="curve" draw:line-skew="-1.381cm" svg:x1="4.683cm" svg:y1="17.002cm" svg:x2="4.726cm" svg:y2="13.065cm" draw:start-shape="id2" draw:start-glue-point="3" draw:end-shape="id3" draw:end-glue-point="3" svg:d="M4683 17002c-2824 0-2846-3937 43-3937" svg:viewBox="0 0 2165 3938">
          <text:p text:style-name="P1"><text:s text:c="4"/>7,599.00</text:p>
        </draw:connector>
        <draw:connector draw:style-name="gr6" draw:text-style-name="P7" draw:layer="layout" draw:type="curve" draw:line-skew="-1.354cm" svg:x1="4.81cm" svg:y1="9.255cm" svg:x2="4.762cm" svg:y2="4.477cm" draw:start-shape="id4" draw:start-glue-point="3" draw:end-shape="id5" draw:end-glue-point="3" svg:d="M4810 9255c-2854 0-2830-4778-48-4778" svg:viewBox="0 0 2139 4779">
          <text:p text:style-name="P1"><text:tab/>7,599.00<text:tab/></text:p>
        </draw:connector>
        <draw:connector draw:style-name="gr7" draw:text-style-name="P9" draw:layer="layout" draw:type="curve" draw:line-skew="0.945cm" svg:x1="9.588cm" svg:y1="4.477cm" svg:x2="9.255cm" svg:y2="9.255cm" draw:start-shape="id5" draw:start-glue-point="1" draw:end-shape="id4" svg:d="M9588 4477c2169 0 2335 4778-333 4778" svg:viewBox="0 0 1982 4779">
          <text:p text:style-name="P8">1,485.00</text:p>
        </draw:connector>
        <draw:connector draw:style-name="gr7" draw:text-style-name="P9" draw:layer="layout" draw:type="curve" draw:line-skew="1.037cm" svg:x1="9.255cm" svg:y1="9.255cm" svg:x2="9.552cm" svg:y2="13.065cm" draw:start-shape="id4" draw:start-glue-point="1" draw:end-shape="id3" draw:end-glue-point="1" svg:d="M9255 9255c2752 0 2604 3810 297 3810" svg:viewBox="0 0 2047 3811">
          <text:p text:style-name="P8">1,477.50</text:p>
        </draw:connector>
        <draw:connector draw:style-name="gr7" draw:text-style-name="P9" draw:layer="layout" draw:type="curve" draw:line-skew="1.005cm" svg:x1="9.552cm" svg:y1="13.065cm" svg:x2="9.128cm" svg:y2="17.002cm" draw:start-shape="id3" draw:end-shape="id2" draw:end-glue-point="1" svg:d="M9552 13065c2259 0 2471 3937-424 3937" svg:viewBox="0 0 2147 3938">
          <text:p text:style-name="P8">1,470.00</text:p>
        </draw:connector>
        <draw:frame draw:style-name="gr8" draw:text-style-name="P10" draw:layer="layout" svg:width="18.07cm" svg:height="3.095cm" svg:x="1.599cm" svg:y="23.559cm">
          <draw:text-box>
            <text:p>csv<text:tab/>entry:</text:p>
            <text:p/>
            <text:p>Player <text:tab/><text:tab/>Turnover <text:s/><text:tab/><text:tab/><text:tab/>Banker Turnover</text:p>
            <text:p>Benny <text:s text:c="2"/><text:tab/><text:tab/>7,599.00 <text:tab/> <text:tab/><text:tab/>1500.00</text:p>
          </draw:text-box>
        </draw:frame>
        <draw:frame draw:style-name="gr9" draw:text-style-name="P11" draw:layer="layout" svg:width="4.735cm" svg:height="2.384cm" svg:x="10.997cm" svg:y="1.791cm">
          <draw:text-box>
            <text:p><text:span text:style-name="T1">Company</text:span></text:p>
            <text:p><text:span text:style-name="T1">7295.04-1485.00</text:span></text:p>
            <text:p><text:span text:style-name="T1">Bal: 5,810.04</text:span></text:p>
          </draw:text-box>
        </draw:frame>
        <draw:frame draw:style-name="gr10" draw:text-style-name="P11" draw:layer="layout" svg:width="5.08cm" svg:height="3.4cm" svg:x="15.224cm" svg:y="8.395cm">
          <draw:text-box>
            <text:p><text:span text:style-name="T1">Super</text:span></text:p>
            <text:p><text:span text:style-name="T1">Master Agent</text:span></text:p>
            <text:p><text:span text:style-name="T1">(7333.03+1485.00)-</text:span></text:p>
            <text:p><text:span text:style-name="T1">(7295.04+1477.50)</text:span></text:p>
            <text:p><text:span text:style-name="T1">Bal:45.49</text:span></text:p>
          </draw:text-box>
        </draw:frame>
        <draw:frame draw:style-name="gr11" draw:text-style-name="P10" draw:layer="layout" svg:width="5.08cm" svg:height="2.627cm" svg:x="14.918cm" svg:y="12.461cm">
          <draw:text-box>
            <text:p><text:span text:style-name="T1">Master Agent</text:span></text:p>
            <text:p><text:span text:style-name="T1">(7371.03+1477.50)-</text:span></text:p>
            <text:p><text:span text:style-name="T1">(7333.03+1470.00)</text:span></text:p>
            <text:p><text:span text:style-name="T1">Bal:45.49 </text:span><text:tab/></text:p>
          </draw:text-box>
        </draw:frame>
        <draw:frame draw:style-name="gr12" draw:text-style-name="P11" draw:layer="layout" svg:width="6.763cm" svg:height="3.175cm" svg:x="13.827cm" svg:y="16.113cm">
          <draw:text-box>
            <text:p><text:span text:style-name="T2">Agent</text:span></text:p>
            <text:p><text:span text:style-name="T1">(7599.00+1470.00) - </text:span></text:p>
            <text:p><text:span text:style-name="T1">(7371.03+1425.00)</text:span></text:p>
            <text:p><text:span text:style-name="T1">Bal: 272.97 </text:span></text:p>
          </draw:text-box>
        </draw:frame>
        <draw:frame draw:style-name="gr9" draw:text-style-name="P11" draw:layer="layout" svg:width="7.493cm" svg:height="2.384cm" svg:x="13.446cm" svg:y="19.796cm">
          <draw:text-box>
            <text:p><text:span text:style-name="T1">Player</text:span></text:p>
            <text:p><text:span text:style-name="T1">7,599.00 – 1425.00</text:span></text:p>
            <text:p><text:span text:style-name="T1">Bal: -6,174.00</text:span></text:p>
          </draw:text-box>
        </draw:frame>
        <draw:connector draw:style-name="gr6" draw:text-style-name="P7" draw:layer="layout" draw:type="curve" draw:line-skew="-1.413cm" svg:x1="4.726cm" svg:y1="13.065cm" svg:x2="4.81cm" svg:y2="9.255cm" draw:start-shape="id3" draw:start-glue-point="3" draw:end-shape="id4" svg:d="M4726 13065c-2871 0-2913-3810 84-3810" svg:viewBox="0 0 2244 3811">
          <text:p text:style-name="P1"><text:s text:c="6"/>7,599.00</text:p>
        </draw:connector>
        <draw:connector draw:style-name="gr7" draw:text-style-name="P9" draw:layer="layout" draw:type="curve" draw:line-skew="0.9cm" svg:x1="9.128cm" svg:y1="17.002cm" svg:x2="9.636cm" svg:y2="20.812cm" draw:start-shape="id2" draw:start-glue-point="1" draw:end-shape="id1" draw:end-glue-point="1" svg:d="M9128 17002c2863 0 2609 3810 508 3810" svg:viewBox="0 0 2118 3811">
          <text:p text:style-name="P8">1,425.00 <text:tab/></text:p>
        </draw:connector>
        <draw:frame draw:style-name="gr13" draw:text-style-name="P12" draw:layer="layout" svg:width="5.207cm" svg:height="1.673cm" svg:x="2.778cm" svg:y="21.627cm">
          <draw:text-box>
            <text:p>Total Player T/O: 7,599.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7T09:40:59.116625919</meta:creation-date>
    <dc:date>2017-06-22T05:01:14.352990947</dc:date>
    <meta:editing-duration>P2DT3H39S</meta:editing-duration>
    <meta:editing-cycles>22</meta:editing-cycles>
    <meta:generator>LibreOffice/5.1.6.2$Linux_X86_64 LibreOffice_project/10m0$Build-2</meta:generator>
    <meta:document-statistic meta:object-count="20"/>
  </office:meta>
</office:document-meta>
</file>